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e7252" officeooo:paragraph-rsid="000e7252" style:font-weight-asian="normal" style:font-weight-complex="normal"/>
    </style:style>
    <style:style style:name="P2" style:family="paragraph" style:parent-style-name="Standard">
      <style:text-properties fo:font-weight="normal" officeooo:rsid="00214c5a" officeooo:paragraph-rsid="002454ea" style:font-weight-asian="normal" style:font-weight-complex="normal"/>
    </style:style>
    <style:style style:name="P3" style:family="paragraph" style:parent-style-name="Standard">
      <style:text-properties fo:font-weight="normal" officeooo:rsid="00250ac3" officeooo:paragraph-rsid="00250ac3" style:font-weight-asian="normal" style:font-weight-complex="normal"/>
    </style:style>
    <style:style style:name="P4" style:family="paragraph" style:parent-style-name="Standard">
      <style:text-properties fo:font-weight="normal" officeooo:rsid="00250ac3" officeooo:paragraph-rsid="00328421" style:font-weight-asian="normal" style:font-weight-complex="normal"/>
    </style:style>
    <style:style style:name="P5" style:family="paragraph" style:parent-style-name="Standard">
      <style:text-properties fo:font-weight="normal" officeooo:rsid="002649d5" officeooo:paragraph-rsid="002838d7" style:font-weight-asian="normal" style:font-weight-complex="normal"/>
    </style:style>
    <style:style style:name="P6" style:family="paragraph" style:parent-style-name="Standard">
      <style:text-properties fo:font-weight="normal" officeooo:rsid="002838d7" officeooo:paragraph-rsid="002838d7" style:font-weight-asian="normal" style:font-weight-complex="normal"/>
    </style:style>
    <style:style style:name="P7" style:family="paragraph" style:parent-style-name="Standard">
      <style:text-properties fo:font-weight="normal" officeooo:rsid="002a82db" officeooo:paragraph-rsid="002a82db" style:font-weight-asian="normal" style:font-weight-complex="normal"/>
    </style:style>
    <style:style style:name="P8" style:family="paragraph" style:parent-style-name="Standard">
      <style:text-properties fo:font-weight="normal" officeooo:rsid="002d6379" officeooo:paragraph-rsid="002d6379" style:font-weight-asian="normal" style:font-weight-complex="normal"/>
    </style:style>
    <style:style style:name="P9" style:family="paragraph" style:parent-style-name="Standard">
      <style:text-properties fo:font-weight="normal" officeooo:rsid="0034e69a" officeooo:paragraph-rsid="0034e69a" style:font-weight-asian="normal" style:font-weight-complex="normal"/>
    </style:style>
    <style:style style:name="P10" style:family="paragraph" style:parent-style-name="Standard">
      <style:text-properties officeooo:paragraph-rsid="001d6541"/>
    </style:style>
    <style:style style:name="P11" style:family="paragraph" style:parent-style-name="Standard">
      <style:text-properties officeooo:rsid="001873f1" officeooo:paragraph-rsid="001d6541"/>
    </style:style>
    <style:style style:name="P12" style:family="paragraph" style:parent-style-name="Standard">
      <style:text-properties officeooo:rsid="000f1610" officeooo:paragraph-rsid="001f0e9f"/>
    </style:style>
    <style:style style:name="P13" style:family="paragraph" style:parent-style-name="Standard">
      <style:text-properties officeooo:rsid="001e2b7a" officeooo:paragraph-rsid="001f0e9f"/>
    </style:style>
    <style:style style:name="P14" style:family="paragraph" style:parent-style-name="Standard">
      <style:text-properties officeooo:rsid="001f0e9f" officeooo:paragraph-rsid="001f0e9f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0000" fo:font-weight="bold" officeooo:rsid="001873f1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8cb4" style:font-weight-asian="bold" style:font-weight-complex="bold"/>
    </style:style>
    <style:style style:name="T5" style:family="text">
      <style:text-properties fo:font-weight="bold" officeooo:rsid="00328421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 fo:font-weight="normal" officeooo:rsid="001d6541" style:font-weight-asian="normal" style:font-weight-complex="normal"/>
    </style:style>
    <style:style style:name="T8" style:family="text">
      <style:text-properties officeooo:rsid="000d04e9"/>
    </style:style>
    <style:style style:name="T9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Liberation Mono" fo:font-size="10pt" fo:font-weight="bold" officeooo:rsid="001b846d" style:font-size-asian="10pt" style:font-weight-asian="bold" style:font-size-complex="10pt" style:font-weight-complex="bold"/>
    </style:style>
    <style:style style:name="T11" style:family="text">
      <style:text-properties officeooo:rsid="001873f1"/>
    </style:style>
    <style:style style:name="T12" style:family="text">
      <style:text-properties officeooo:rsid="001d6541"/>
    </style:style>
    <style:style style:name="T13" style:family="text">
      <style:text-properties officeooo:rsid="001e2b7a"/>
    </style:style>
    <style:style style:name="T14" style:family="text">
      <style:text-properties officeooo:rsid="001f0e9f"/>
    </style:style>
    <style:style style:name="T15" style:family="text">
      <style:text-properties officeooo:rsid="002267c0"/>
    </style:style>
    <style:style style:name="T16" style:family="text">
      <style:text-properties officeooo:rsid="002b8cb4"/>
    </style:style>
    <style:style style:name="T17" style:family="text">
      <style:text-properties officeooo:rsid="00369d22"/>
    </style:style>
    <style:style style:name="T18" style:family="text">
      <style:text-properties officeooo:rsid="0034e69a"/>
    </style:style>
    <style:style style:name="T19" style:family="text">
      <style:text-properties officeooo:rsid="003665db"/>
    </style:style>
    <style:style style:name="T20" style:family="text">
      <style:text-properties officeooo:rsid="0037c9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Napomene</text:span>:</text:p>
      <text:p text:style-name="Standard">1.<text:tab/>Obavezno pročitati <text:span text:style-name="T1">SVE</text:span> napomene.</text:p>
      <text:p text:style-name="Standard">2.<text:tab/>Zadatak snimiti pod imenom <text:span text:style-name="T1">zad.S</text:span>. Ovo je jedini fajl koji će biti pregledan.</text:p>
      <text:p text:style-name="Standard">3.<text:tab/>Obavezno upisati <text:span text:style-name="T1">ime</text:span>, <text:span text:style-name="T1">prezime</text:span> i <text:span text:style-name="T1">broj indeksa</text:span> u komentar na početku fajla.</text:p>
      <text:p text:style-name="Standard"><text:tab/>Nepotpisani zadaci neće biti pregledani.</text:p>
      <text:p text:style-name="Standard">4.<text:tab/>Rešenje koje ne može da se kompajlira nosi <text:span text:style-name="T1">0</text:span> poena.</text:p>
      <text:p text:style-name="Standard">5.<text:tab/>Obavezno iskomentarisati kod.</text:p>
      <text:p text:style-name="Standard">6.<text:tab/>Koristiti praktikum iz ispitnih materijala (<text:span text:style-name="T1">ne</text:span> kopirati ga kod sebe u direktorijum).</text:p>
      <text:p text:style-name="Standard">7.<text:tab/>Za vreme testa nema pauze. Izlazak iz učionice se smatra završetkom testa.</text:p>
      <text:p text:style-name="Standard">8.<text:tab/>Asistenti za vreme testa <text:span text:style-name="T8">pružaju</text:span> informacije vezane isključivo za razumevanje teksta zadatka<text:line-break/><text:tab/><text:span text:style-name="T8">i pomoć oko korišćnja programskih alata</text:span>.</text:p>
      <text:p text:style-name="P10">9.<text:tab/><text:span text:style-name="T11">Nazivi promenljivih koje se inicijalno nalaze u zad.S fajlu se </text:span><text:span text:style-name="T2">ne smeju menjati</text:span><text:span text:style-name="T11">.<text:tab/>Njihove <text:tab/>vrednosti se mogu (i trebaju) menjati, da se ispitaju razni ulazi za program.</text:span></text:p>
      <text:p text:style-name="P10"><text:span text:style-name="T11"><text:tab/>Sadržaji stringova koji su zadati u zad.S fajlu se takođe </text:span><text:span text:style-name="T2">ne smeju menjati</text:span><text:span text:style-name="T11">.<text:tab/></text:span></text:p>
      <text:p text:style-name="P11"><text:tab/>Ukoliko je potrebno, mogu se dodavati nove promenljive.</text:p>
      <text:p text:style-name="Standard"><text:span text:style-name="T6">1</text:span><text:span text:style-name="T7">0</text:span><text:span text:style-name="T6">.</text:span><text:span text:style-name="T1"><text:tab/>Test se snima.</text:span></text:p>
      <text:p text:style-name="Standard">1<text:span text:style-name="T12">1</text:span>.<text:tab/>Test traje 2 sata i 45 minuta.</text:p>
      <text:p text:style-name="Standard"/>
      <text:p text:style-name="Standard"><text:span text:style-name="T3">Zadatak</text:span>:</text:p>
      <text:p text:style-name="P2">Napisati asemblerski program koji na osnovu elemenata jednog niza vrši transformacije nad elementima drugog niza. <text:span text:style-name="T15">Potrebno je na početku programa učitati dva niza 32-bitnih brojeva u dekadnom brojnom sistemu. Elementi niza se unose kao jedan string sa do 150 znakova, razdvojeni sa jednim ili više razmaka. Smatrati da neće biti uneto više od 10 elemenata i da neće biti razmaka na početku i kraju stringa. Smatrati da oba niza uvek imaju isti broj elemenata. Elementi prvog niza ne smeju da budu veći od 20 i manji od 0, a elementi drugog niza ne smeju da izlaze iz opsega 32-bitnih neoznačenih brojeva.</text:span></text:p>
      <text:p text:style-name="P3"/>
      <text:p text:style-name="P4">Ukoliko dođe do greške u konverziji vrednosti iz ulaznog stringa u interni oblik <text:span text:style-name="T16">ili je prazan string </text:span>ispisati na ekranu <text:span text:style-name="T4">G</text:span><text:span text:style-name="T3">reska1</text:span><text:span text:style-name="T5"> </text:span><text:span text:style-name="T17">i izlazni kod programa je 1</text:span>. Ukoliko elementi prvog niza ne zadovoljavaju ograničenja ( ne pripadaju [0,20] ) ispisati na ekranu <text:span text:style-name="T4">G</text:span><text:span text:style-name="T3">reska2</text:span><text:span text:style-name="T5"> </text:span><text:span text:style-name="T17">i izlazni kod programa je 2.</text:span></text:p>
      <text:p text:style-name="P5"/>
      <text:p text:style-name="P9"><text:span text:style-name="T20">Ako e</text:span>lement prvog niza ima vrednost N, za njega <text:span text:style-name="T20">se </text:span>odredi vrednost Z kao ostatak pri deljenju N sa 5.</text:p>
      <text:p text:style-name="P6"><text:span text:style-name="T18">Treba </text:span>postaviti Z bita<text:span text:style-name="T18"> odgovarajućeg elementa drugog niza</text:span> počevši od N-tog bita na 1. <text:span text:style-name="T18">Na primer,</text:span> <text:span text:style-name="T18">u</text:span>koliko je nulti element prvog niza 7<text:span text:style-name="T18">, a nulti element drugog niza 5,</text:span> onda treba postaviti dva bita <text:span text:style-name="T18">drugog elementa na 1, </text:span>počevši od <text:span text:style-name="T18">njegovog </text:span>sedmog bita<text:span text:style-name="T18">, što daje konačnu vrednost</text:span> 389.</text:p>
      <text:p text:style-name="P5"/>
      <text:p text:style-name="P7">Trans<text:span text:style-name="T19">f</text:span>ormisan<text:span text:style-name="T19">i</text:span> drugi niz je potrebno ispisati u dekadnom brojnom sistemu.</text:p>
      <text:p text:style-name="P7"/>
      <text:p text:style-name="P8">Primer interakcije sa programom:</text:p>
      <text:p text:style-name="P8"/>
      <text:p text:style-name="P8">Unesite do 10 dekadnih brojeva (niz1): 7 8 9</text:p>
      <text:p text:style-name="P8">Unesite do 10 dekadnih brojeva (niz2): 5 6 7</text:p>
      <text:p text:style-name="P8">Transformisan drugi niz: <text:s/>389 1798 7687</text:p>
      <text:p text:style-name="P1"/>
      <text:p text:style-name="P13">Bodovanje zadatka će u velikoj meri zavisiti od procenta uspešnih testova.</text:p>
      <text:p text:style-name="P14">Napomena: ukoliko testovi koji ne treba da izazovu grešku ne prolaze, testovi koji treba da izazovu grešku se ne uzimaju kao validni.</text:p>
      <text:p text:style-name="P12"/>
      <text:p text:style-name="P12">Pored testova koji su unapred dati (automatizovano testiranje sa <text:span text:style-name="T9">./</text:span><text:span text:style-name="T10">t</text:span><text:span text:style-name="T9">estiraj.sh </text:span><text:span text:style-name="T10">zad.S</text:span>), prilikom <text:soft-page-break/>pregledanja <text:span text:style-name="T14">rešenje</text:span> će se testirati sa još dodatnih testova, te je potrebno testirati i sa drugim ulazima<text:span text:style-name="T14">.</text:span></text:p>
      <text:p text:style-name="P12"><text:span text:style-name="T14">Napomena: </text:span><text:span text:style-name="T10">t</text:span><text:span text:style-name="T9">estiraj.sh</text:span><text:span text:style-name="T13"> ima smisla pokretati tek kada je zadatak završen.</text:span></text:p>
      <text:p text:style-name="Standard"/>
      <text:p text:style-name="Standard">Za<text:bookmark-start text:name="__DdeLink__728_883297939"/> <text:bookmark-end text:name="__DdeLink__728_883297939"/>kompletno odrađen zadatak se dobija <text:span text:style-name="T13">3</text:span>0 poe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1:30:49</meta:creation-date>
    <dc:date>2019-05-27T11:52:08.648449267</dc:date>
    <meta:editing-duration>PT6H35M29S</meta:editing-duration>
    <meta:editing-cycles>41</meta:editing-cycles>
    <meta:generator>LibreOffice/6.0.7.3$Linux_X86_64 LibreOffice_project/00m0$Build-3</meta:generator>
    <meta:document-statistic meta:table-count="0" meta:image-count="0" meta:object-count="0" meta:page-count="2" meta:paragraph-count="30" meta:word-count="496" meta:character-count="3031" meta:non-whitespace-character-count="2558"/>
  </office:meta>
</office:document-meta>
</file>